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c270" officeooo:paragraph-rsid="0017c270"/>
    </style:style>
    <style:style style:name="P2" style:family="paragraph" style:parent-style-name="Standard">
      <style:text-properties fo:font-size="15pt" officeooo:rsid="0017c270" officeooo:paragraph-rsid="0017c270" style:font-size-asian="15pt" style:font-size-complex="15pt"/>
    </style:style>
    <style:style style:name="P3" style:family="paragraph" style:parent-style-name="Standard">
      <style:text-properties officeooo:paragraph-rsid="0017c270"/>
    </style:style>
    <style:style style:name="T1" style:family="text">
      <style:text-properties officeooo:rsid="0017c27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ab 7</text:p>
      <text:p text:style-name="P1"/>
      <text:p text:style-name="P1">Program <text:s/>1</text:p>
      <text:p text:style-name="Standard"/>
      <text:p text:style-name="Standard">#program to play snake and ladder</text:p>
      <text:p text:style-name="Standard">import random</text:p>
      <text:p text:style-name="Standard">count=0</text:p>
      <text:p text:style-name="Standard"/>
      <text:p text:style-name="Standard">def myroll():</text:p>
      <text:p text:style-name="Standard"><text:tab/>return random.randint(1,6)</text:p>
      <text:p text:style-name="Standard"/>
      <text:p text:style-name="Standard">while(count&lt;=100):</text:p>
      <text:p text:style-name="Standard"><text:tab/>n=input("press r to roll a dice:")</text:p>
      <text:p text:style-name="Standard"><text:tab/>if(n=='r'):</text:p>
      <text:p text:style-name="Standard"><text:tab/><text:tab/>r=myroll()</text:p>
      <text:p text:style-name="Standard"><text:tab/><text:tab/>count=count+r</text:p>
      <text:p text:style-name="Standard"><text:tab/><text:tab/>print("u got",r)</text:p>
      <text:p text:style-name="Standard"><text:tab/><text:tab/>print("new position is",count)</text:p>
      <text:p text:style-name="Standard"/>
      <text:p text:style-name="Standard"><text:tab/><text:tab/>if(count==8):</text:p>
      <text:p text:style-name="Standard"><text:tab/><text:tab/><text:tab/>count=37</text:p>
      <text:p text:style-name="Standard"><text:tab/><text:tab/><text:tab/>print("i got a ladder")</text:p>
      <text:p text:style-name="Standard"><text:tab/><text:tab/>elif(count==11):</text:p>
      <text:p text:style-name="Standard"><text:tab/><text:tab/><text:tab/>count=2</text:p>
      <text:p text:style-name="Standard"><text:tab/><text:tab/><text:tab/>print("come down,bitten by snake")</text:p>
      <text:p text:style-name="Standard"><text:tab/><text:tab/>elif(count==13):</text:p>
      <text:p text:style-name="Standard"><text:tab/><text:tab/><text:tab/>count=34</text:p>
      <text:p text:style-name="Standard"><text:tab/><text:tab/><text:tab/>print("i got a ladder")</text:p>
      <text:p text:style-name="Standard"><text:tab/><text:tab/>elif(count==25):</text:p>
      <text:p text:style-name="Standard"><text:tab/><text:tab/><text:tab/>count=4</text:p>
      <text:p text:style-name="Standard"><text:tab/><text:tab/><text:tab/>print("come down,bitten by snake")</text:p>
      <text:p text:style-name="Standard"><text:tab/><text:tab/>elif(count==38):</text:p>
      <text:p text:style-name="Standard"><text:tab/><text:tab/><text:tab/>count=9</text:p>
      <text:p text:style-name="Standard"><text:tab/><text:tab/><text:tab/>print("come down,bitten by snake")</text:p>
      <text:p text:style-name="Standard"><text:tab/><text:tab/>elif(count==40):</text:p>
      <text:p text:style-name="Standard"><text:tab/><text:tab/><text:tab/>count=68</text:p>
      <text:p text:style-name="Standard"><text:tab/><text:tab/><text:tab/>print("i got a ladder")</text:p>
      <text:p text:style-name="Standard"><text:tab/><text:tab/>elif(count==52):</text:p>
      <text:p text:style-name="Standard"><text:tab/><text:tab/><text:tab/>count=81</text:p>
      <text:p text:style-name="Standard"><text:tab/><text:tab/><text:tab/>print("i got a ladder")</text:p>
      <text:p text:style-name="Standard"><text:tab/><text:tab/>elif(count==65):</text:p>
      <text:p text:style-name="Standard"><text:tab/><text:tab/><text:tab/>count=46</text:p>
      <text:p text:style-name="Standard"><text:tab/><text:tab/><text:tab/>print("come down,bitten by snake")</text:p>
      <text:p text:style-name="Standard"><text:tab/><text:tab/>elif(count==76):</text:p>
      <text:p text:style-name="Standard"><text:tab/><text:tab/><text:tab/>count=97</text:p>
      <text:p text:style-name="Standard"><text:tab/><text:tab/><text:tab/>print("i got a ladder")</text:p>
      <text:p text:style-name="Standard"><text:tab/><text:tab/>elif(count==89):</text:p>
      <text:p text:style-name="Standard"><text:tab/><text:tab/><text:tab/>count=70</text:p>
      <text:p text:style-name="Standard"><text:tab/><text:tab/><text:tab/>print("come down,bitten by snake")</text:p>
      <text:p text:style-name="Standard"><text:tab/><text:tab/>elif(count==93):</text:p>
      <text:p text:style-name="Standard"><text:tab/><text:tab/><text:tab/>count=64</text:p>
      <text:p text:style-name="Standard"><text:tab/><text:tab/><text:tab/>print("come down,bitten by snake")</text:p>
      <text:p text:style-name="Standard"><text:tab/><text:tab/>elif(count&gt;100):</text:p>
      <text:p text:style-name="Standard"><text:tab/><text:tab/><text:tab/>count=count-r</text:p>
      <text:p text:style-name="Standard"><text:tab/><text:tab/><text:tab/>print("greater then 100 is not accepted")</text:p>
      <text:p text:style-name="Standard"><text:tab/><text:tab/>elif(count==100):</text:p>
      <text:p text:style-name="Standard"><text:soft-page-break/><text:tab/><text:tab/><text:tab/>print("you won the game")</text:p>
      <text:p text:style-name="Standard"><text:tab/><text:tab/><text:tab/>break</text:p>
      <text:p text:style-name="Standard"><text:s/></text:p>
      <text:p text:style-name="P2">OUTPUT:</text:p>
      <text:p text:style-name="P2"/>
      <text:p text:style-name="P3">press r to roll a dice:r</text:p>
      <text:p text:style-name="P3">u got 1</text:p>
      <text:p text:style-name="P3">new position is 1</text:p>
      <text:p text:style-name="P3">press r to roll a dice:r</text:p>
      <text:p text:style-name="P3">u got 2</text:p>
      <text:p text:style-name="P3">new position is 3</text:p>
      <text:p text:style-name="P3">press r to roll a dice:r</text:p>
      <text:p text:style-name="P3">u got 5</text:p>
      <text:p text:style-name="P3">new position is 8</text:p>
      <text:p text:style-name="P3">i got a ladder</text:p>
      <text:p text:style-name="P3">press r to roll a dice:r</text:p>
      <text:p text:style-name="P3">u got 4</text:p>
      <text:p text:style-name="P3">new position is 41</text:p>
      <text:p text:style-name="P3">press r to roll a dice:r</text:p>
      <text:p text:style-name="P3">u got 6</text:p>
      <text:p text:style-name="P3">new position is 47</text:p>
      <text:p text:style-name="P3">press r to roll a dice:r</text:p>
      <text:p text:style-name="P3">u got 4</text:p>
      <text:p text:style-name="P3">new position is 51</text:p>
      <text:p text:style-name="P3">press r to roll a dice:r</text:p>
      <text:p text:style-name="P3">u got 3</text:p>
      <text:p text:style-name="P3">new position is 54</text:p>
      <text:p text:style-name="P3">press r to roll a dice:r</text:p>
      <text:p text:style-name="P3">u got 3</text:p>
      <text:p text:style-name="P3">new position is 57</text:p>
      <text:p text:style-name="P3">press r to roll a dice:r</text:p>
      <text:p text:style-name="P3">u got 3</text:p>
      <text:p text:style-name="P3">new position is 60</text:p>
      <text:p text:style-name="P3">press r to roll a dice:r</text:p>
      <text:p text:style-name="P3">u got 6</text:p>
      <text:p text:style-name="P3">new position is 66</text:p>
      <text:p text:style-name="P3">press r to roll a dice:r</text:p>
      <text:p text:style-name="P3">u got 5</text:p>
      <text:p text:style-name="P3">new position is 71</text:p>
      <text:p text:style-name="P3">press r to roll a dice:r</text:p>
      <text:p text:style-name="P3">u got 3</text:p>
      <text:p text:style-name="P3">new position is 74</text:p>
      <text:p text:style-name="P3">press r to roll a dice:r</text:p>
      <text:p text:style-name="P3">u got 5</text:p>
      <text:p text:style-name="P3">new position is 79</text:p>
      <text:p text:style-name="P3">press r to roll a dice:r</text:p>
      <text:p text:style-name="P3">u got 2</text:p>
      <text:p text:style-name="P3">new position is 81</text:p>
      <text:p text:style-name="P3">press r to roll a dice:r</text:p>
      <text:p text:style-name="P3">u got 1</text:p>
      <text:p text:style-name="P3">new position is 82</text:p>
      <text:p text:style-name="P3">press r to roll a dice:r</text:p>
      <text:p text:style-name="P3">u got 6</text:p>
      <text:p text:style-name="P3">new position is 88</text:p>
      <text:p text:style-name="P3">press r to roll a dice:r</text:p>
      <text:p text:style-name="P3">u got 3</text:p>
      <text:p text:style-name="P3"><text:soft-page-break/>new position is 91</text:p>
      <text:p text:style-name="P3">press r to roll a dice:r</text:p>
      <text:p text:style-name="P3">u got 5</text:p>
      <text:p text:style-name="P3">new position is 96</text:p>
      <text:p text:style-name="P3">press r to roll a dice:r</text:p>
      <text:p text:style-name="P3">u got 4</text:p>
      <text:p text:style-name="P3">new position is 100</text:p>
      <text:p text:style-name="P3">you won the game</text:p>
      <text:p text:style-name="P3">cl204@soetcse:~/chandu$<text:tab/><text:tab/><text:tab/></text:p>
      <text:p text:style-name="Standard"/>
      <text:p text:style-name="Standard"/>
      <text:p text:style-name="Standard"><text:tab/><text:tab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9:34:41.844212472</meta:creation-date>
    <dc:date>2018-09-28T09:39:13.414570683</dc:date>
    <meta:editing-duration>PT4M34S</meta:editing-duration>
    <meta:editing-cycles>1</meta:editing-cycles>
    <meta:document-statistic meta:table-count="0" meta:image-count="0" meta:object-count="0" meta:page-count="3" meta:paragraph-count="116" meta:word-count="369" meta:character-count="2043" meta:non-whitespace-character-count="1666"/>
    <meta:generator>LibreOffice/6.0.3.2$Linux_X86_64 LibreOffice_project/00m0$Build-2</meta:generator>
  </office:meta>
</office:document-meta>
</file>